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RegistrationCodeGenerator.generateCode( GenerationContext gener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RegistrationCodeGenerator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egistrationCodeGenerator.BeanRegistrationCodeGenerator( ClassName className , GeneratedMethods generatedMethods , RegisteredBean registeredBean , Executable constructorOrFactoryMethod , BeanRegistrationCodeFragments codeFrag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RegistrationCodeGenerator.addInstancePostProcessor( MethodReference method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egistrationCodeGenerato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